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fo:color="#ff0000" officeooo:rsid="00184437" officeooo:paragraph-rsid="00184437"/>
    </style:style>
    <style:style style:name="P3" style:family="paragraph" style:parent-style-name="Text_20_body">
      <style:text-properties officeooo:rsid="000c20dd" officeooo:paragraph-rsid="0011785e"/>
    </style:style>
    <style:style style:name="P4" style:family="paragraph" style:parent-style-name="Text_20_body">
      <style:text-properties officeooo:rsid="000c20dd" officeooo:paragraph-rsid="001a26ae"/>
    </style:style>
    <style:style style:name="P5" style:family="paragraph" style:parent-style-name="Text_20_body">
      <style:text-properties officeooo:paragraph-rsid="000c20dd"/>
    </style:style>
    <style:style style:name="P6" style:family="paragraph" style:parent-style-name="Text_20_body">
      <style:text-properties officeooo:rsid="0012e013" officeooo:paragraph-rsid="0012e013"/>
    </style:style>
    <style:style style:name="P7" style:family="paragraph" style:parent-style-name="Text_20_body">
      <style:text-properties fo:color="#ff0000" officeooo:rsid="0012e013" officeooo:paragraph-rsid="0012e013"/>
    </style:style>
    <style:style style:name="P8" style:family="paragraph" style:parent-style-name="Text_20_body">
      <style:text-properties fo:color="#ff0000" officeooo:rsid="0007decb" officeooo:paragraph-rsid="0007decb"/>
    </style:style>
    <style:style style:name="P9" style:family="paragraph" style:parent-style-name="Text_20_body">
      <style:text-properties style:text-position="0% 100%" fo:font-weight="normal" style:font-weight-asian="normal" style:font-weight-complex="normal"/>
    </style:style>
    <style:style style:name="P10" style:family="paragraph" style:parent-style-name="Text_20_body">
      <style:text-properties style:text-position="0% 100%" fo:font-weight="normal" officeooo:rsid="000c20dd" officeooo:paragraph-rsid="00141f5f" style:font-weight-asian="normal" style:font-weight-complex="normal"/>
    </style:style>
    <style:style style:name="P11" style:family="paragraph" style:parent-style-name="Text_20_body">
      <style:text-properties fo:color="#000000" officeooo:rsid="0024186d" officeooo:paragraph-rsid="0024186d"/>
    </style:style>
    <style:style style:name="P12" style:family="paragraph" style:parent-style-name="Text_20_body">
      <style:text-properties officeooo:paragraph-rsid="0007fe50"/>
    </style:style>
    <style:style style:name="P13" style:family="paragraph" style:parent-style-name="Contents_20_1">
      <style:paragraph-properties>
        <style:tab-stops>
          <style:tab-stop style:position="14.002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P15" style:family="paragraph" style:parent-style-name="Contents_20_3">
      <style:paragraph-properties>
        <style:tab-stops>
          <style:tab-stop style:position="14.002cm" style:type="right" style:leader-style="dotted" style:leader-text="."/>
        </style:tab-stops>
      </style:paragraph-properties>
    </style:style>
    <style:style style:name="P16" style:family="paragraph" style:parent-style-name="Standard" style:list-style-name="L11"/>
    <style:style style:name="P17" style:family="paragraph" style:parent-style-name="Standard" style:list-style-name="L11">
      <style:text-properties officeooo:rsid="0045a82d" officeooo:paragraph-rsid="0045a82d"/>
    </style:style>
    <style:style style:name="P18" style:family="paragraph" style:parent-style-name="Standard" style:list-style-name="L11">
      <style:text-properties officeooo:rsid="0046eb7a" officeooo:paragraph-rsid="0046eb7a"/>
    </style:style>
    <style:style style:name="P19" style:family="paragraph" style:parent-style-name="Standard">
      <style:text-properties officeooo:paragraph-rsid="007ce50d"/>
    </style:style>
    <style:style style:name="P20" style:family="paragraph" style:parent-style-name="Standard" style:list-style-name="L11">
      <style:text-properties officeooo:rsid="0081910e" officeooo:paragraph-rsid="00835de6"/>
    </style:style>
    <style:style style:name="P21" style:family="paragraph" style:parent-style-name="Text_20_body">
      <style:text-properties fo:color="#000000" officeooo:rsid="0007decb" officeooo:paragraph-rsid="0079facb"/>
    </style:style>
    <style:style style:name="P22" style:family="paragraph" style:parent-style-name="Text_20_body" style:list-style-name="L2">
      <style:text-properties officeooo:paragraph-rsid="007a1268"/>
    </style:style>
    <style:style style:name="P23" style:family="paragraph" style:parent-style-name="Text_20_body" style:list-style-name="L2">
      <style:text-properties officeooo:rsid="001fa7b6" officeooo:paragraph-rsid="007a1268"/>
    </style:style>
    <style:style style:name="P24" style:family="paragraph" style:parent-style-name="Text_20_body" style:list-style-name="L2">
      <style:text-properties fo:font-weight="bold" officeooo:paragraph-rsid="007a1268" style:font-weight-asian="bold" style:font-weight-complex="bold"/>
    </style:style>
    <style:style style:name="P25" style:family="paragraph" style:parent-style-name="Text_20_body" style:list-style-name="L3"/>
    <style:style style:name="P26" style:family="paragraph" style:parent-style-name="Text_20_body">
      <style:text-properties officeooo:rsid="002cf928" officeooo:paragraph-rsid="002cf928"/>
    </style:style>
    <style:style style:name="P27" style:family="paragraph" style:parent-style-name="Text_20_body">
      <style:text-properties officeooo:rsid="00245f56" officeooo:paragraph-rsid="007a0be9"/>
    </style:style>
    <style:style style:name="P28" style:family="paragraph" style:parent-style-name="Text_20_body" style:list-style-name="L2">
      <style:text-properties officeooo:rsid="0026d9ae" officeooo:paragraph-rsid="007a1268"/>
    </style:style>
    <style:style style:name="P29" style:family="paragraph" style:parent-style-name="Text_20_body" style:list-style-name="L13">
      <style:text-properties officeooo:rsid="002b96c9" officeooo:paragraph-rsid="007c7b9c"/>
    </style:style>
    <style:style style:name="P30" style:family="paragraph" style:parent-style-name="Text_20_body" style:list-style-name="L13">
      <style:text-properties officeooo:paragraph-rsid="007c7b9c"/>
    </style:style>
    <style:style style:name="P31" style:family="paragraph" style:parent-style-name="Text_20_body">
      <style:text-properties officeooo:paragraph-rsid="007c7b9c"/>
    </style:style>
    <style:style style:name="P32" style:family="paragraph" style:parent-style-name="Text_20_body">
      <style:text-properties style:text-position="0% 100%" fo:font-weight="normal" officeooo:rsid="000c20dd" officeooo:paragraph-rsid="007ce50d" style:font-weight-asian="normal" style:font-weight-complex="normal"/>
    </style:style>
    <style:style style:name="P33" style:family="paragraph" style:parent-style-name="Text_20_body">
      <style:text-properties style:text-position="0% 100%" fo:font-weight="normal" officeooo:rsid="000ab4f6" officeooo:paragraph-rsid="007ce50d" style:font-weight-asian="normal" style:font-weight-complex="normal"/>
    </style:style>
    <style:style style:name="P34" style:family="paragraph" style:parent-style-name="Text_20_body">
      <style:text-properties officeooo:paragraph-rsid="007ce50d"/>
    </style:style>
    <style:style style:name="P35" style:family="paragraph" style:parent-style-name="Text_20_body">
      <style:text-properties officeooo:paragraph-rsid="007e7710"/>
    </style:style>
    <style:style style:name="P36" style:family="paragraph" style:parent-style-name="Text_20_body" style:list-style-name="L17"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ab-stops>
          <style:tab-stop style:position="1.302cm"/>
        </style:tab-stops>
      </style:paragraph-properties>
      <style:text-properties officeooo:paragraph-rsid="0057ab81"/>
    </style:style>
    <style:style style:name="P37" style:family="paragraph" style:parent-style-name="Text_20_body" style:list-style-name="L18">
      <loext:graphic-properties draw:fill="none"/>
      <style:paragraph-properties fo:margin-top="0cm" fo:margin-bottom="0.247cm" loext:contextual-spacing="false" fo:line-height="120%" fo:background-color="transparent"/>
      <style:text-properties fo:color="#000000" officeooo:rsid="0057ab81" officeooo:paragraph-rsid="0057ab81"/>
    </style:style>
    <style:style style:name="P38"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157bb" officeooo:paragraph-rsid="00860f52"/>
    </style:style>
    <style:style style:name="P39" style:family="paragraph" style:parent-style-name="Text_20_body" style:list-style-name="L18">
      <loext:graphic-properties draw:fill="none"/>
      <style:paragraph-properties fo:margin-top="0cm" fo:margin-bottom="0.247cm" loext:contextual-spacing="false" fo:line-height="120%" fo:background-color="transparent"/>
      <style:text-properties fo:color="#000000" officeooo:rsid="006157bb" officeooo:paragraph-rsid="006157bb"/>
    </style:style>
    <style:style style:name="P40" style:family="paragraph" style:parent-style-name="Text_20_body" style:list-style-name="L18">
      <loext:graphic-properties draw:fill="none"/>
      <style:paragraph-properties fo:margin-top="0cm" fo:margin-bottom="0.247cm" loext:contextual-spacing="false" fo:line-height="120%" fo:background-color="transparent"/>
      <style:text-properties fo:color="#000000" officeooo:rsid="005d421b" officeooo:paragraph-rsid="005d421b"/>
    </style:style>
    <style:style style:name="P41"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2aebf" officeooo:paragraph-rsid="00860f52"/>
    </style:style>
    <style:style style:name="P42"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61fe2" officeooo:paragraph-rsid="00661fe2"/>
    </style:style>
    <style:style style:name="P43"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61fe2" officeooo:paragraph-rsid="0067ddc1"/>
    </style:style>
    <style:style style:name="P44"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2b386" officeooo:paragraph-rsid="008afc84"/>
    </style:style>
    <style:style style:name="P45"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2e043" officeooo:paragraph-rsid="008afc84"/>
    </style:style>
    <style:style style:name="P46"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e7998" officeooo:paragraph-rsid="006e7998"/>
    </style:style>
    <style:style style:name="P47"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6f79be" officeooo:paragraph-rsid="006f79be"/>
    </style:style>
    <style:style style:name="P48"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02c7d" officeooo:paragraph-rsid="00702c7d"/>
    </style:style>
    <style:style style:name="P49"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1a411" officeooo:paragraph-rsid="0071a411"/>
    </style:style>
    <style:style style:name="P50"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3a035" officeooo:paragraph-rsid="0073a035"/>
    </style:style>
    <style:style style:name="P51"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68e54" officeooo:paragraph-rsid="00768e54"/>
    </style:style>
    <style:style style:name="P52"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68e54" officeooo:paragraph-rsid="00798e9b"/>
    </style:style>
    <style:style style:name="P53"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87417" officeooo:paragraph-rsid="00787417"/>
    </style:style>
    <style:style style:name="P54"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759ed4" officeooo:paragraph-rsid="00798e9b"/>
    </style:style>
    <style:style style:name="P55"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51b1cf" officeooo:paragraph-rsid="00658994"/>
    </style:style>
    <style:style style:name="P56"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51b1cf" officeooo:paragraph-rsid="0067ddc1"/>
    </style:style>
    <style:style style:name="P57"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51b1cf" officeooo:paragraph-rsid="00860f52"/>
    </style:style>
    <style:style style:name="P58"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533080" officeooo:paragraph-rsid="006c0189"/>
    </style:style>
    <style:style style:name="P59" style:family="paragraph" style:parent-style-name="Text_20_body" style:list-style-name="L17">
      <loext:graphic-properties draw:fill="none"/>
      <style:paragraph-properties fo:margin-top="0cm" fo:margin-bottom="0.247cm" loext:contextual-spacing="false" fo:line-height="120%" fo:background-color="transparent">
        <style:tab-stops/>
      </style:paragraph-properties>
      <style:text-properties fo:color="#000000" officeooo:rsid="00560401" officeooo:paragraph-rsid="0073a035"/>
    </style:style>
    <style:style style:name="P60"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55c642" officeooo:paragraph-rsid="00798e9b"/>
    </style:style>
    <style:style style:name="P61"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891b00" officeooo:paragraph-rsid="00891b00"/>
    </style:style>
    <style:style style:name="P62"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8eefce" officeooo:paragraph-rsid="00921113"/>
    </style:style>
    <style:style style:name="P63" style:family="paragraph" style:parent-style-name="Text_20_body" style:list-style-name="L17">
      <loext:graphic-properties draw:fill="none"/>
      <style:paragraph-properties fo:margin-top="0cm" fo:margin-bottom="0.247cm" loext:contextual-spacing="false" fo:line-height="120%" fo:background-color="transparent"/>
      <style:text-properties fo:color="#000000" officeooo:rsid="0091346a" officeooo:paragraph-rsid="0091346a"/>
    </style:style>
    <style:style style:name="P64" style:family="paragraph" style:parent-style-name="Text_20_body" style:list-style-name="L16" style:master-page-name="">
      <loext:graphic-properties draw:fill="none"/>
      <style:paragraph-properties fo:margin-left="1.499cm" fo:margin-right="0cm" fo:margin-top="0cm" fo:margin-bottom="0.247cm" loext:contextual-spacing="false" fo:line-height="120%" fo:text-indent="-1.3cm" style:auto-text-indent="false" style:page-number="auto" fo:background-color="transparent"/>
      <style:text-properties officeooo:paragraph-rsid="0051b1cf"/>
    </style:style>
    <style:style style:name="P65" style:family="paragraph" style:parent-style-name="Text_20_body" style:list-style-name="L16">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1b1cf" officeooo:paragraph-rsid="0051b1cf"/>
    </style:style>
    <style:style style:name="P66" style:family="paragraph" style:parent-style-name="Text_20_body" style:list-style-name="L16">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33080" officeooo:paragraph-rsid="00552f5c"/>
    </style:style>
    <style:style style:name="P67" style:family="paragraph" style:parent-style-name="Text_20_body" style:list-style-name="L16">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60401" officeooo:paragraph-rsid="00560401"/>
    </style:style>
    <style:style style:name="P68" style:family="paragraph" style:parent-style-name="Text_20_body" style:list-style-name="L16">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5c642" officeooo:paragraph-rsid="0055c642"/>
    </style:style>
    <style:style style:name="P69" style:family="paragraph" style:parent-style-name="Text_20_body" style:list-style-name="L16" style:master-page-name="">
      <loext:graphic-properties draw:fill="none"/>
      <style:paragraph-properties fo:margin-left="1.3cm" fo:margin-right="0cm" fo:margin-top="0cm" fo:margin-bottom="0.247cm" loext:contextual-spacing="false" fo:line-height="120%" fo:text-indent="-0.9cm" style:auto-text-indent="false" style:page-number="auto" fo:background-color="transparent"/>
      <style:text-properties fo:color="#000000" officeooo:rsid="0091346a" officeooo:paragraph-rsid="00921113"/>
    </style:style>
    <style:style style:name="P70" style:family="paragraph" style:parent-style-name="Heading_20_1">
      <style:text-properties officeooo:rsid="0012e013" officeooo:paragraph-rsid="00132997"/>
    </style:style>
    <style:style style:name="P71" style:family="paragraph" style:parent-style-name="Heading_20_1">
      <style:text-properties officeooo:paragraph-rsid="00486a82"/>
    </style:style>
    <style:style style:name="P72" style:family="paragraph" style:parent-style-name="Heading_20_2">
      <style:text-properties officeooo:paragraph-rsid="0011785e"/>
    </style:style>
    <style:style style:name="P73" style:family="paragraph" style:parent-style-name="Heading_20_2">
      <style:text-properties officeooo:paragraph-rsid="000c20dd"/>
    </style:style>
    <style:style style:name="P74" style:family="paragraph" style:parent-style-name="Heading_20_3">
      <style:text-properties officeooo:rsid="0006d3dd" officeooo:paragraph-rsid="0006d3dd"/>
    </style:style>
    <style:style style:name="P75" style:family="paragraph" style:parent-style-name="Heading_20_4">
      <style:text-properties officeooo:paragraph-rsid="007ce50d"/>
    </style:style>
    <style:style style:name="P76" style:family="paragraph" style:parent-style-name="Heading_20_4">
      <style:text-properties officeooo:paragraph-rsid="007e7710"/>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6d3dd"/>
    </style:style>
    <style:style style:name="T9" style:family="text">
      <style:text-properties officeooo:rsid="0007fe50"/>
    </style:style>
    <style:style style:name="T10" style:family="text">
      <style:text-properties officeooo:rsid="000ab4f6"/>
    </style:style>
    <style:style style:name="T11" style:family="text">
      <style:text-properties officeooo:rsid="000c20dd"/>
    </style:style>
    <style:style style:name="T12" style:family="text">
      <style:text-properties officeooo:rsid="00105722"/>
    </style:style>
    <style:style style:name="T13" style:family="text">
      <style:text-properties officeooo:rsid="0011785e"/>
    </style:style>
    <style:style style:name="T14" style:family="text">
      <style:text-properties officeooo:rsid="00132997"/>
    </style:style>
    <style:style style:name="T15" style:family="text">
      <style:text-properties officeooo:rsid="0017ecb9"/>
    </style:style>
    <style:style style:name="T16" style:family="text">
      <style:text-properties officeooo:rsid="00184437"/>
    </style:style>
    <style:style style:name="T17" style:family="text">
      <style:text-properties officeooo:rsid="001a26ae"/>
    </style:style>
    <style:style style:name="T18" style:family="text">
      <style:text-properties officeooo:rsid="001fa7b6"/>
    </style:style>
    <style:style style:name="T19" style:family="text">
      <style:text-properties officeooo:rsid="001fe778"/>
    </style:style>
    <style:style style:name="T20" style:family="text">
      <style:text-properties officeooo:rsid="0021e4e1"/>
    </style:style>
    <style:style style:name="T21" style:family="text">
      <style:text-properties officeooo:rsid="0012e013"/>
    </style:style>
    <style:style style:name="T22" style:family="text">
      <style:text-properties officeooo:rsid="002506c3"/>
    </style:style>
    <style:style style:name="T23" style:family="text">
      <style:text-properties officeooo:rsid="00560401"/>
    </style:style>
    <style:style style:name="T24" style:family="text">
      <style:text-properties officeooo:rsid="005c82ae"/>
    </style:style>
    <style:style style:name="T25" style:family="text">
      <style:text-properties officeooo:rsid="005f9de3"/>
    </style:style>
    <style:style style:name="T26" style:family="text">
      <style:text-properties officeooo:rsid="00675c48"/>
    </style:style>
    <style:style style:name="T27" style:family="text">
      <style:text-properties officeooo:rsid="0067ddc1"/>
    </style:style>
    <style:style style:name="T28" style:family="text">
      <style:text-properties officeooo:rsid="006f79be"/>
    </style:style>
    <style:style style:name="T29" style:family="text">
      <style:text-properties officeooo:rsid="00245f56"/>
    </style:style>
    <style:style style:name="T30" style:family="text">
      <style:text-properties officeooo:rsid="00275e0f"/>
    </style:style>
    <style:style style:name="T31" style:family="text">
      <style:text-properties officeooo:rsid="007b9de8"/>
    </style:style>
    <style:style style:name="T32" style:family="text">
      <style:text-properties officeooo:rsid="002b96c9"/>
    </style:style>
    <style:style style:name="T33" style:family="text">
      <style:text-properties officeooo:rsid="00254223"/>
    </style:style>
    <style:style style:name="T34" style:family="text">
      <style:text-properties officeooo:rsid="00835de6"/>
    </style:style>
    <style:style style:name="T35" style:family="text">
      <style:text-properties fo:color="#000000" officeooo:rsid="0051b1cf"/>
    </style:style>
    <style:style style:name="T36" style:family="text">
      <style:text-properties officeooo:rsid="00878916"/>
    </style:style>
    <style:style style:name="T37" style:family="text">
      <style:text-properties officeooo:rsid="008afc84"/>
    </style:style>
    <style:style style:name="T38" style:family="text">
      <style:text-properties officeooo:rsid="008e35b6"/>
    </style:style>
    <style:style style:name="T39" style:family="text">
      <style:text-properties style:font-name="Cambria" fo:font-size="12pt" style:font-size-asian="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317_1774439683" text:style-name="Index_20_Link" text:visited-style-name="Index_20_Link">Section 1: Document Overview<text:tab/>1</text:a></text:p>
          <text:p text:style-name="P14"><text:a xlink:type="simple" xlink:href="#__RefHeading___Toc219_994534510" text:style-name="Index_20_Link" text:visited-style-name="Index_20_Link">1.1 Document Purpose<text:tab/>1</text:a></text:p>
          <text:p text:style-name="P14"><text:a xlink:type="simple" xlink:href="#__RefHeading___Toc231_994534510" text:style-name="Index_20_Link" text:visited-style-name="Index_20_Link">1.2 Document Structure<text:tab/>1</text:a></text:p>
          <text:p text:style-name="P13"><text:a xlink:type="simple" xlink:href="#__RefHeading___Toc233_994534510" text:style-name="Index_20_Link" text:visited-style-name="Index_20_Link">Section 2: mytaxi Introduction<text:tab/>2</text:a></text:p>
          <text:p text:style-name="P14"><text:a xlink:type="simple" xlink:href="#__RefHeading___Toc319_1774439683" text:style-name="Index_20_Link" text:visited-style-name="Index_20_Link">2.1 Scope<text:tab/>2</text:a></text:p>
          <text:p text:style-name="P15"><text:a xlink:type="simple" xlink:href="#__RefHeading___Toc221_994534510" text:style-name="Index_20_Link" text:visited-style-name="Index_20_Link">2.2.1 Goals<text:tab/>2</text:a></text:p>
          <text:p text:style-name="P14"><text:a xlink:type="simple" xlink:href="#__RefHeading___Toc223_994534510" text:style-name="Index_20_Link" text:visited-style-name="Index_20_Link">2.3 Stakeholders Identification<text:tab/>2</text:a></text:p>
          <text:p text:style-name="P14"><text:a xlink:type="simple" xlink:href="#__RefHeading___Toc327_1774439683" text:style-name="Index_20_Link" text:visited-style-name="Index_20_Link">2.4 Glossary<text:tab/>2</text:a></text:p>
          <text:p text:style-name="P13"><text:a xlink:type="simple" xlink:href="#__RefHeading___Toc229_994534510" text:style-name="Index_20_Link" text:visited-style-name="Index_20_Link">Section 3: Requirement Analysis<text:tab/>3</text:a></text:p>
          <text:p text:style-name="P14"><text:a xlink:type="simple" xlink:href="#__RefHeading___Toc323_1774439683" text:style-name="Index_20_Link" text:visited-style-name="Index_20_Link">3.1 Domain Properties<text:tab/>4</text:a></text:p>
          <text:p text:style-name="P14"><text:a xlink:type="simple" xlink:href="#__RefHeading___Toc329_1774439683" text:style-name="Index_20_Link" text:visited-style-name="Index_20_Link">3.2 Assumptions<text:tab/>4</text:a></text:p>
          <text:p text:style-name="P14"><text:a xlink:type="simple" xlink:href="#__RefHeading___Toc235_994534510" text:style-name="Index_20_Link" text:visited-style-name="Index_20_Link">3.3 Requirements<text:tab/>4</text:a></text:p>
          <text:p text:style-name="P15"><text:a xlink:type="simple" xlink:href="#__RefHeading___Toc237_994534510" text:style-name="Index_20_Link" text:visited-style-name="Index_20_Link">3.3.1 Functional Requirements<text:tab/>4</text:a></text:p>
          <text:p text:style-name="P15"><text:a xlink:type="simple" xlink:href="#__RefHeading___Toc239_994534510" text:style-name="Index_20_Link" text:visited-style-name="Index_20_Link">3.3.2 Non Functional Requirements<text:tab/>5</text:a></text:p>
          <text:p text:style-name="P15"><text:a xlink:type="simple" xlink:href="#__RefHeading___Toc241_994534510" text:style-name="Index_20_Link" text:visited-style-name="Index_20_Link">3.3.3 Constraints<text:tab/>5</text:a></text:p>
          <text:p text:style-name="P13"><text:a xlink:type="simple" xlink:href="#__RefHeading___Toc243_994534510" text:style-name="Index_20_Link" text:visited-style-name="Index_20_Link">Section 4: Use Case Analysis<text:tab/>6</text:a></text:p>
        </text:index-body>
      </text:table-of-content>
      <text:p text:style-name="Standard"/>
      <text:p text:style-name="Standard"/>
      <text:p text:style-name="Standard"/>
      <text:h text:style-name="Heading_20_1" text:outline-level="1"><text:bookmark-start text:name="__RefHeading___Toc317_1774439683"/><text:span text:style-name="T11">Section </text:span>1: <text:span text:style-name="T13">Document Overview</text:span><text:bookmark-end text:name="__RefHeading___Toc317_1774439683"/></text:h>
      <text:h text:style-name="Heading_20_2" text:outline-level="2"><text:bookmark-start text:name="__RefHeading___Toc219_994534510"/>1.1 <text:span text:style-name="T8">Document P</text:span>urpose<text:bookmark-end text:name="__RefHeading___Toc219_994534510"/></text:h>
      <text:p text:style-name="P11">This document is the <text:span text:style-name="T21">Requirements Analysis Specification Document (RASD) </text:span>for <text:span text:style-name="T22">mytaxi, </text:span>the system that must be developed. <text:span text:style-name="T22">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7"/>
      <text:h text:style-name="P72" text:outline-level="2"><text:bookmark-start text:name="__RefHeading___Toc231_994534510"/>1.<text:span text:style-name="T13">2</text:span> <text:span text:style-name="T10">Document Structure</text:span><text:bookmark-end text:name="__RefHeading___Toc231_994534510"/></text:h>
      <text:p text:style-name="P6">The Section 1 talks about what is Requirements Analysis Specification Document (RASD) and how this paper is structured. </text:p>
      <text:p text:style-name="P3">The Section <text:span text:style-name="T13">2</text:span> contains a little introduction of mytaxy service and general information such as the scope of the service, identified stakeholders and the <text:soft-page-break/>terminology used.</text:p>
      <text:p text:style-name="P4">The Section <text:span text:style-name="T13">3</text:span> is composed by the analysis of the requirements, from the domain properties to functional and non functional requirements. </text:p>
      <text:p text:style-name="P4"><text:span text:style-name="T17">Section 4 will describe use cases and will</text:span> be proposed some common scenarios <text:span text:style-name="T17">to the reader.</text:span></text:p>
      <text:h text:style-name="P70" text:outline-level="1"><text:bookmark-start text:name="__RefHeading___Toc233_994534510"/>Section 2: mytaxi <text:span text:style-name="T18">Introduction</text:span><text:bookmark-end text:name="__RefHeading___Toc233_994534510"/></text:h>
      <text:h text:style-name="Heading_20_2" text:outline-level="2"><text:bookmark-start text:name="__RefHeading___Toc319_1774439683"/><text:span text:style-name="T14">2</text:span>.<text:span text:style-name="T14">1</text:span> Scope<text:bookmark-end text:name="__RefHeading___Toc319_1774439683"/></text:h>
      <text:p text:style-name="P21">The purpose of the project is to develop a web-based service that manages the taxi service. <text:span text:style-name="T29">Using their smartphone, or a web-app, users can request a taxi ride in a simple way. Also taxi drivers will use their smartphone for accept or reject requests of performance. </text:span></text:p>
      <text:p text:style-name="P8"/>
      <text:h text:style-name="P74" text:outline-level="3"><text:bookmark-start text:name="__RefHeading___Toc221_994534510"/><text:span text:style-name="T14">2</text:span>.2.1 Goals<text:bookmark-end text:name="__RefHeading___Toc221_994534510"/></text:h>
      <text:p text:style-name="Text_20_body">The main goals of <text:span text:style-name="T9">the proposed</text:span> service will be:</text:p>
      <text:list xml:id="list5952042522089298797" text:style-name="L16">
        <text:list-item>
          <text:p text:style-name="P64"><text:span text:style-name="T35">Allow customers to make a reservation.</text:span></text:p>
        </text:list-item>
        <text:list-item>
          <text:p text:style-name="P65">Allow customers to make a request.</text:p>
        </text:list-item>
        <text:list-item>
          <text:p text:style-name="P65">Allow customers to use the system via the web-app version.</text:p>
        </text:list-item>
        <text:list-item>
          <text:p text:style-name="P65">Allow customers to use the system via the smartphone app version.</text:p>
        </text:list-item>
        <text:list-item>
          <text:p text:style-name="P66">Guarantee a fair management of taxi queues for each taxi zone.</text:p>
        </text:list-item>
        <text:list-item>
          <text:p text:style-name="P67">Allow taxi drivers to use a mobile application to access to the system. </text:p>
        </text:list-item>
        <text:list-item>
          <text:p text:style-name="P68">Allow taxi driver<text:span text:style-name="T23">s</text:span> to accept a request.</text:p>
        </text:list-item>
        <text:list-item>
          <text:p text:style-name="P68">Allow taxi driver<text:span text:style-name="T23">s</text:span> to refuse a request.</text:p>
        </text:list-item>
        <text:list-item>
          <text:p text:style-name="P69"><text:span text:style-name="T39">The service must be extendible.</text:span></text:p>
        </text:list-item>
      </text:list>
      <text:p text:style-name="P12"/>
      <text:h text:style-name="P73" text:outline-level="2"><text:bookmark-start text:name="__RefHeading___Toc223_994534510"/><text:span text:style-name="T14">2</text:span>.<text:span text:style-name="T11">3</text:span> <text:span text:style-name="T12">S</text:span>takeholders <text:span text:style-name="T18">Identification</text:span><text:bookmark-end text:name="__RefHeading___Toc223_994534510"/></text:h>
      <text:p text:style-name="P5">The financial stakeholder of this project is probably the taxi company, that wants to use a system to improve its service in order to satisfy its customers and to increase the number of people who use its taxi.</text:p>
      <text:p text:style-name="P26">Another possible stakeholder is the government of the city, that wants to employ <text:soft-page-break/>mytaxi service for the same reasons explained above. The only difference is that the taxis are administrated by the government and not by a private company.</text:p>
      <text:p text:style-name="P27">Citizens or tourist of a city can also be stakeholders.</text:p>
      <text:h text:style-name="Heading_20_2" text:outline-level="2"><text:bookmark-start text:name="__RefHeading___Toc327_1774439683"/><text:span text:style-name="T14">2</text:span>.<text:span text:style-name="T11">4</text:span> Glossary<text:bookmark-end text:name="__RefHeading___Toc327_1774439683"/></text:h>
      <text:p text:style-name="Text_20_body"/>
      <text:list xml:id="list502532659107830053" text:style-name="L2">
        <text:list-item>
          <text:p text:style-name="P22"><text:span text:style-name="T6">Customer</text:span> / <text:span text:style-name="T6">Passenger</text:span><text:span text:style-name="T7">: a citizen who requires a taxi ride using the service.</text:span></text:p>
        </text:list-item>
        <text:list-item>
          <text:p text:style-name="P22"><text:span text:style-name="T6">Confirmation</text:span><text:span text:style-name="T7">: after a request is taken in charge by a taxi driver, the system generates a confirmation that will be sent to the customer. The confirmation informs the customer about the waiting time and the code of the taxi.</text:span></text:p>
        </text:list-item>
        <text:list-item>
          <text:p text:style-name="P23"><text:span text:style-name="T6">mytaxy</text:span><text:span text:style-name="T7">: is the service proposed in this document. </text:span></text:p>
        </text:list-item>
        <text:list-item>
          <text:p text:style-name="P28"><text:span text:style-name="T6">Performance</text:span><text:span text:style-name="T7">: in this paper is synonym of the term Ride.</text:span></text:p>
        </text:list-item>
        <text:list-item>
          <text:p text:style-name="P24">Request<text:span text:style-name="T7">: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24">Reservation<text:span text:style-name="T7">: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24"><text:span text:style-name="T30">(Taxi) </text:span>Ride<text:span text:style-name="T7">: performance made by a taxi driver that take a customer from a place to the desired destination.</text:span></text:p>
        </text:list-item>
        <text:list-item>
          <text:p text:style-name="P24">Taxi Driver<text:span text:style-name="T7">: the one who drives, and also usually owns, a taxi. He will use the service to find customers.</text:span></text:p>
        </text:list-item>
        <text:list-item>
          <text:p text:style-name="P22"><text:span text:style-name="T5">Zone</text:span><text:span text:style-name="T4">: a zone is a section which the city is divided in. Zones are 2 km</text:span><text:span text:style-name="T2">2</text:span><text:span text:style-name="T4"> wide.</text:span></text:p>
        </text:list-item>
      </text:list>
      <text:p text:style-name="P9"/>
      <text:h text:style-name="Heading_20_1" text:outline-level="1"><text:bookmark-start text:name="__RefHeading___Toc229_994534510"/><text:span text:style-name="T11">Section 3</text:span>: Requirement Analysis<text:bookmark-end text:name="__RefHeading___Toc229_994534510"/></text:h>
      <text:p text:style-name="P10"/>
      <text:h text:style-name="Heading_20_2" text:outline-level="2"><text:bookmark-start text:name="__RefHeading___Toc323_1774439683"/><text:soft-page-break/><text:span text:style-name="T14">3.1</text:span> Domain Properties<text:bookmark-end text:name="__RefHeading___Toc323_1774439683"/></text:h>
      <text:list xml:id="list6978141948805053973" text:style-name="L3">
        <text:list-item>
          <text:p text:style-name="P25">The City is divided in taxi zones.</text:p>
        </text:list-item>
        <text:list-item>
          <text:p text:style-name="P25">Zones are 2 km<text:span text:style-name="T1">2</text:span><text:span text:style-name="T3"> wide.</text:span></text:p>
        </text:list-item>
        <text:list-item>
          <text:p text:style-name="P25">The position of a taxi is known by receiving GPS coordinates <text:span text:style-name="T31">from the smartphone that the taxi driver owns</text:span>.</text:p>
        </text:list-item>
        <text:list-item>
          <text:p text:style-name="P25">A taxi is associated to a zone if its location is inside the zone's boundaries.</text:p>
        </text:list-item>
      </text:list>
      <text:p text:style-name="Text_20_body"/>
      <text:h text:style-name="Heading_20_2" text:outline-level="2"><text:bookmark-start text:name="__RefHeading___Toc329_1774439683"/><text:span text:style-name="T14">3.2</text:span> Assumptions<text:bookmark-end text:name="__RefHeading___Toc329_1774439683"/></text:h>
      <text:p text:style-name="P31">This section will clarify some points that aren't explained in the specification document.</text:p>
      <text:list xml:id="list8158807677048805967" text:style-name="L13">
        <text:list-item>
          <text:p text:style-name="P30"><text:span text:style-name="T32">Every taxi driver should have installed the mytaxi</text:span> <text:span text:style-name="T32">application on their smartphone for the sake of</text:span> establish the position of the vehicle <text:span text:style-name="T32">and, so,</text:span> assign <text:span text:style-name="T32">him</text:span> to a zone of the city.</text:p>
        </text:list-item>
        <text:list-item>
          <text:p text:style-name="P29">We assume that taxi drivers will accept or refuse a request in an admissible time, for example 1 minute.</text:p>
        </text:list-item>
      </text:list>
      <text:p text:style-name="Text_20_body"/>
      <text:h text:style-name="Heading_20_2" text:outline-level="2"><text:bookmark-start text:name="__RefHeading___Toc235_994534510"/><text:span text:style-name="T15">3.3 </text:span>Requirements<text:bookmark-end text:name="__RefHeading___Toc235_994534510"/></text:h>
      <text:p text:style-name="Standard"/>
      <text:h text:style-name="P75" text:outline-level="4">3.3.1.1 Overview</text:h>
      <text:p text:style-name="P19">Passengers can use an app installed on their phone or a web-app to request or reserve a taxi ride. Taxi drivers will also use the same app to inform the system about their availability and to confirm requests made by customers.</text:p>
      <text:p text:style-name="P34">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33">If a customer wants to book a ride, it can also make a reservation.</text:p>
      <text:p text:style-name="P32">If there no available taxi in the zone, the system will try to contact the three nearest taxis in the city outside the inquired zone. </text:p>
      <text:p text:style-name="Standard"/>
      <text:h text:style-name="P76" text:outline-level="4"><text:bookmark-start text:name="__RefHeading___Toc237_994534510"/><text:soft-page-break/>3.3.1.<text:span text:style-name="T33">2</text:span> <text:span text:style-name="T33">Analysis</text:span><text:bookmark-end text:name="__RefHeading___Toc237_994534510"/></text:h>
      <text:p text:style-name="P35"/>
      <text:list xml:id="list3793346016188655676" text:style-name="L17">
        <text:list-item>
          <text:p text:style-name="P57">Allow customers to make a request.</text:p>
          <text:list>
            <text:list-item>
              <text:p text:style-name="P41">A customer can make a request specifying <text:span text:style-name="T37">his/her name and the origin of the </text:span>ride.</text:p>
              <text:list>
                <text:list-item>
                  <text:p text:style-name="P38">If the customer is using the smartphone app, he can also specify the origin of the ride using the GPS.</text:p>
                </text:list-item>
              </text:list>
            </text:list-item>
            <text:list-item>
              <text:p text:style-name="P61">When the request is accepted by a taxi driver a confirm message will sent to the customer.</text:p>
              <text:list>
                <text:list-item>
                  <text:p text:style-name="P44">If an available taxi is found, the customer is notified with the code of the taxi and the estimated waiting time.</text:p>
                </text:list-item>
                <text:list-item>
                  <text:p text:style-name="P45">If the available taxi is in a different zone from the one in which the customer is, when the passenger receive the confirmation he can decide to accept or refuse the ride.</text:p>
                </text:list-item>
              </text:list>
            </text:list-item>
          </text:list>
        </text:list-item>
        <text:list-item>
          <text:p text:style-name="P36"><text:span text:style-name="T35">Allow customers to make a reservation.</text:span></text:p>
        </text:list-item>
      </text:list>
      <text:list xml:id="list8356970084439437184" text:style-name="L18">
        <text:list-item>
          <text:list>
            <text:list-item>
              <text:p text:style-name="P37">A customer can make a reservation specifying <text:span text:style-name="T38">the name, </text:span>the origin and the destination of the ride <text:span text:style-name="T25">and the hour at which he wants to make it</text:span>.</text:p>
            </text:list-item>
            <text:list-item>
              <text:p text:style-name="P39">If the customer is using the smartphone app, he can also specify the origin of the ride using the GPS.</text:p>
            </text:list-item>
            <text:list-item>
              <text:p text:style-name="P40">The system will confirm the reservation to the customer.</text:p>
            </text:list-item>
            <text:list-item>
              <text:p text:style-name="P37">The system will <text:span text:style-name="T24">automatically make a request 10 minutes before the time chosen by the customer.</text:span></text:p>
            </text:list-item>
          </text:list>
        </text:list-item>
      </text:list>
      <text:list xml:id="list101353216758651" text:continue-list="list3793346016188655676" text:style-name="L17">
        <text:list-item>
          <text:p text:style-name="P55">Allow customers to use the system via the web-app version.</text:p>
          <text:list>
            <text:list-item>
              <text:p text:style-name="P42">A customer can use the web-app version of the system which will allow him to access to <text:span text:style-name="T26">every functionality of the system.</text:span></text:p>
            </text:list-item>
          </text:list>
        </text:list-item>
        <text:list-item>
          <text:p text:style-name="P56">Allow customers to use the system via the smartphone app version.</text:p>
          <text:list>
            <text:list-item>
              <text:p text:style-name="P43">A customer can use the <text:span text:style-name="T27">smartphone </text:span>app version of the system which will allow him to access to <text:span text:style-name="T26">every functionality of the system.</text:span></text:p>
            </text:list-item>
          </text:list>
        </text:list-item>
        <text:list-item>
          <text:p text:style-name="P58">Guarantee a fair management of taxi queues for each taxi zone.</text:p>
          <text:list>
            <text:list-item>
              <text:p text:style-name="P46">When a taxi enters a zone, if it's available it<text:span text:style-name="T28">'s</text:span> added to the queue of that zone.</text:p>
            </text:list-item>
            <text:list-item>
              <text:p text:style-name="P47"><text:soft-page-break/>When a taxi exits a zone, it is removed from the queue of that zone.</text:p>
            </text:list-item>
            <text:list-item>
              <text:p text:style-name="P48">If a taxi driver refuses a request from a customer, the taxi is moved to the last place of the queue.</text:p>
            </text:list-item>
            <text:list-item>
              <text:p text:style-name="P49">If there isn't any available taxi in the customer's zone or every taxi in it refuses his request, the request will be forwarded to taxis in other zones.</text:p>
            </text:list-item>
          </text:list>
        </text:list-item>
        <text:list-item>
          <text:p text:style-name="P59">Allow taxi drivers to use a mobile application to access to the system. </text:p>
          <text:list>
            <text:list-item>
              <text:p text:style-name="P50">Taxi drivers are given a code and a password, thanks to them they can log into the system.</text:p>
            </text:list-item>
            <text:list-item>
              <text:p text:style-name="P51">Using the app, taxi drivers can choose to appear available to make a ride.</text:p>
            </text:list-item>
            <text:list-item>
              <text:p text:style-name="P53">Taxi drivers can also decide to appear unavailable.</text:p>
            </text:list-item>
          </text:list>
        </text:list-item>
        <text:list-item>
          <text:p text:style-name="P60">Allow taxi driver<text:span text:style-name="T23">s</text:span> to accept a request.</text:p>
          <text:list>
            <text:list-item>
              <text:p text:style-name="P54">Taxi drivers can accept a request from a customer.</text:p>
            </text:list-item>
          </text:list>
        </text:list-item>
        <text:list-item>
          <text:p text:style-name="P60">Allow taxi driver<text:span text:style-name="T23">s</text:span> to refuse a request.</text:p>
          <text:list>
            <text:list-item>
              <text:p text:style-name="P52">Taxi drivers can refuse a request from a customer.</text:p>
            </text:list-item>
          </text:list>
        </text:list-item>
        <text:list-item>
          <text:p text:style-name="P63"><text:span text:style-name="T39">The service must be extendible.</text:span></text:p>
          <text:list>
            <text:list-item>
              <text:p text:style-name="P62"><text:span text:style-name="T39">Guarantee programmatic interfaces to enable the development of additional services.</text:span></text:p>
            </text:list-item>
          </text:list>
        </text:list-item>
      </text:list>
      <text:p text:style-name="Standard"/>
      <text:h text:style-name="Heading_20_3" text:outline-level="3"><text:bookmark-start text:name="__RefHeading___Toc239_994534510"/><text:span text:style-name="T15">3.3.2 </text:span>Non <text:span text:style-name="T19">F</text:span>unctional <text:span text:style-name="T19">R</text:span>equirements<text:bookmark-end text:name="__RefHeading___Toc239_994534510"/></text:h>
      <text:p text:style-name="Standard"/>
      <text:p text:style-name="P2">NEED TO BE FILLED</text:p>
      <text:p text:style-name="Standard"/>
      <text:h text:style-name="Heading_20_3" text:outline-level="3"><text:bookmark-start text:name="__RefHeading___Toc241_994534510"/><text:span text:style-name="T16">3.3.3 </text:span>Constraints<text:bookmark-end text:name="__RefHeading___Toc241_994534510"/></text:h>
      <text:list xml:id="list2421834336396769188" text:style-name="L11">
        <text:list-item>
          <text:p text:style-name="P16">Internet connection is required for accessing the service.</text:p>
          <text:p text:style-name="P16"/>
        </text:list-item>
        <text:list-item>
          <text:p text:style-name="P17">The reservation must be made at least 2 house before the time of the ride.</text:p>
          <text:p text:style-name="P17"/>
        </text:list-item>
        <text:list-item>
          <text:p text:style-name="P18">If the customer is using the system with the web-app version, the origin of the ride must be inserted manually.</text:p>
        </text:list-item>
        <text:list-item>
          <text:p text:style-name="P20">The GPS of the smartphone used by taxi drivers must be always turned on, in this way th<text:span text:style-name="T34">e system knows always the position of the taxis</text:span>.</text:p>
        </text:list-item>
      </text:list>
      <text:p text:style-name="Standard"/>
      <text:h text:style-name="P71" text:outline-level="1"><text:bookmark-start text:name="__RefHeading___Toc243_994534510"/><text:soft-page-break/>Section 4: Use <text:span text:style-name="T20">C</text:span>ase <text:span text:style-name="T20">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4T10:13:51.414000000</dc:date>
    <meta:editing-duration>PT10H48M3S</meta:editing-duration>
    <meta:editing-cycles>203</meta:editing-cycles>
    <meta:generator>LibreOffice/5.0.2.2$Windows_x86 LibreOffice_project/37b43f919e4de5eeaca9b9755ed688758a8251fe</meta:generator>
    <meta:document-statistic meta:table-count="0" meta:image-count="0" meta:object-count="0" meta:page-count="7" meta:paragraph-count="110" meta:word-count="1605" meta:character-count="8962" meta:non-whitespace-character-count="7517"/>
  </office:meta>
</office:document-meta>
</file>